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8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79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1" fo:font-size="66pt" style:font-size-asian="66pt" style:font-size-complex="66pt"/>
    </style:style>
    <style:style style:name="T1" style:family="text">
      <style:text-properties style:font-name="Times New Roman" fo:font-size="54pt" fo:font-weight="bold" style:font-name-asian="Times New Roman" style:font-size-asian="54pt" style:font-weight-asian="bold" style:font-name-complex="Times New Roman" style:font-size-complex="54pt" style:font-weight-complex="bold"/>
    </style:style>
    <style:style style:name="T2" style:family="text">
      <style:text-properties style:font-name="Times New Roman" fo:font-size="48pt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3" style:family="text">
      <style:text-properties style:font-name="Times New Roman1" fo:font-size="66pt" style:font-size-asian="66pt" style:font-size-complex="66pt"/>
    </style:style>
    <style:style style:name="T4" style:family="text">
      <style:text-properties style:font-name="Times New Roman" fo:font-size="66pt" style:font-name-asian="Times New Roman" style:font-size-asian="66pt" style:font-name-complex="Times New Roman" style:font-size-complex="66pt"/>
    </style:style>
    <style:style style:name="T5" style:family="text">
      <style:text-properties style:font-name="Times New Roman1" fo:font-size="66pt" style:font-name-asian="Times New Roman" style:font-size-asian="66pt" style:font-name-complex="Times New Roman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1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4cm" svg:y2="1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  <draw:frame draw:style-name="gr13" draw:text-style-name="P10" draw:layer="layout" svg:width="8.75cm" svg:height="2.829cm" svg:x="2.5cm" svg:y="10.9cm">
          <draw:text-box>
            <text:p text:style-name="P9"><text:span text:style-name="T3">(4</text:span><text:span text:style-name="T4">×</text:span><text:span text:style-name="T3">7)</text:span><text:span text:style-name="T4">-</text:span><text:span text:style-name="T5">3</text:span></text:p>
          </draw:text-box>
        </draw:frame>
        <draw:frame draw:style-name="gr13" draw:text-style-name="P11" draw:layer="layout" svg:width="7.5cm" svg:height="2.829cm" svg:x="17.25cm" svg:y="11cm">
          <draw:text-box>
            <text:p text:style-name="P4"><text:span text:style-name="T3">2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4-07-16T11:15:32.439000000</dc:date>
    <meta:editing-duration>PT27M38S</meta:editing-duration>
    <meta:editing-cycles>9</meta:editing-cycles>
    <meta:generator>LibreOffice/7.2.7.2$Windows_X86_64 LibreOffice_project/8d71d29d553c0f7dcbfa38fbfda25ee34cce99a2</meta:generator>
    <meta:document-statistic meta:object-count="18"/>
  </office:meta>
</office:document-meta>
</file>